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Courier New" svg:font-family="'Courier New'" style:font-family-generic="roman" style:font-pitch="variable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paragraph-rsid="0017d2f1"/>
    </style:style>
    <style:style style:name="P2" style:family="paragraph" style:parent-style-name="Title">
      <style:text-properties officeooo:paragraph-rsid="0017d2f1"/>
    </style:style>
    <style:style style:name="P3" style:family="paragraph" style:parent-style-name="Heading_20_1">
      <style:paragraph-properties fo:text-align="justify" style:justify-single-word="false"/>
      <style:text-properties style:font-name="Nimbus Sans" fo:font-size="18.2000007629395pt" fo:font-weight="bold" officeooo:rsid="007afc33" officeooo:paragraph-rsid="007afc33" style:font-name-asian="Nimbus Sans1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Heading_20_1">
      <style:paragraph-properties fo:text-align="justify" style:justify-single-word="false"/>
      <style:text-properties style:font-name="Nimbus Sans" fo:font-size="18.2000007629395pt" fo:font-weight="bold" officeooo:rsid="007d65d4" officeooo:paragraph-rsid="007d65d4" style:font-name-asian="Nimbus Sans1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Heading_20_1">
      <style:paragraph-properties fo:text-align="justify" style:justify-single-word="false"/>
      <style:text-properties officeooo:rsid="0080a3bd" officeooo:paragraph-rsid="0080a3bd"/>
    </style:style>
    <style:style style:name="P6" style:family="paragraph" style:parent-style-name="Heading_20_1">
      <style:text-properties officeooo:rsid="0082f813" officeooo:paragraph-rsid="0082f813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7e1ec"/>
    </style:style>
    <style:style style:name="P9" style:family="paragraph" style:parent-style-name="Text_20_body">
      <style:paragraph-properties fo:text-align="justify" style:justify-single-word="false"/>
      <style:text-properties officeooo:paragraph-rsid="007d65d4"/>
    </style:style>
    <style:style style:name="P10" style:family="paragraph" style:parent-style-name="Text_20_body">
      <style:paragraph-properties fo:text-align="justify" style:justify-single-word="false"/>
      <style:text-properties officeooo:paragraph-rsid="0080a3bd"/>
    </style:style>
    <style:style style:name="P11" style:family="paragraph" style:parent-style-name="Text_20_body">
      <style:text-properties officeooo:paragraph-rsid="0080a3bd"/>
    </style:style>
    <style:style style:name="P12" style:family="paragraph" style:parent-style-name="Text_20_body">
      <style:text-properties officeooo:rsid="0082f813" officeooo:paragraph-rsid="0082f813"/>
    </style:style>
    <style:style style:name="P13" style:family="paragraph" style:parent-style-name="Text_20_body">
      <style:paragraph-properties fo:text-align="justify" style:justify-single-word="false"/>
      <style:text-properties officeooo:rsid="0082f813" officeooo:paragraph-rsid="0082f813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28pt" fo:font-weight="bold" officeooo:rsid="007afc33" style:font-name-asian="Nimbus Sans1" style:font-size-asian="28pt" style:font-weight-asian="bold" style:font-name-complex="FreeSans" style:font-size-complex="28pt" style:font-weight-complex="bold"/>
    </style:style>
    <style:style style:name="T3" style:family="text">
      <style:text-properties style:font-name="Nimbus Sans" fo:font-size="18pt" officeooo:rsid="007afc33" style:font-name-asian="Nimbus Sans1" style:font-size-asian="18pt" style:font-name-complex="FreeSans" style:font-size-complex="18pt"/>
    </style:style>
    <style:style style:name="T4" style:family="text">
      <style:text-properties officeooo:rsid="007c708c"/>
    </style:style>
    <style:style style:name="T5" style:family="text">
      <style:text-properties officeooo:rsid="007d65d4"/>
    </style:style>
    <style:style style:name="T6" style:family="text">
      <style:text-properties officeooo:rsid="007f655b"/>
    </style:style>
    <style:style style:name="T7" style:family="text">
      <style:text-properties officeooo:rsid="0081d584"/>
    </style:style>
    <style:style style:name="T8" style:family="text">
      <style:text-properties officeooo:rsid="0082f813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esquisa</text:span><text:span text:style-name="T1"> – </text:span><text:span text:style-name="T2">Processamento Distribuído</text:span></text:p>
      <text:p text:style-name="P1"><text:span text:style-name="T1">Gabriel Gian, </text:span><text:span text:style-name="T3">5</text:span><text:span text:style-name="T1">° período</text:span></text:p>
      <text:h text:style-name="P3" text:outline-level="1">Clusters</text:h>
      <text:p text:style-name="P7"><text:tab/></text:p>
      <text:p text:style-name="P8"><text:tab/><text:span text:style-name="T4">Clusters são um modelo de processamento distribuído de alta performance muito vantajoso para aplicações de grande porte e com uma grande base de usuários. </text:span><text:span text:style-name="T5">Para ilustrar isto, usaremos como o exemplo, o uso do </text:span><text:span text:style-name="T6">Apache Hadoop</text:span><text:span text:style-name="T5"> pelo Spotify.</text:span></text:p>
      <text:p text:style-name="P8"/>
      <text:h text:style-name="P4" text:outline-level="1">O caso Spotify</text:h>
      <text:p text:style-name="P9"><text:tab/></text:p>
      <text:p text:style-name="P9"><text:s/><text:tab/><text:span text:style-name="T5">O Scio é uma API na linguagem Scala para o Apache Beam e o Google Cloud Dataflow. Como no Spotify o processamento de dados é de eminente importância, já que o serviço serve bilhões de streams em 61 mercados diferentes. Para lidar com uma carga de trabalho tão massiva, o Spotify usa um cluster de 2500 nós Apache Hadoop, um dos deployments mais imensos da Europa, que executa mais de 20 mil serviços por dia. </text:span><text:span text:style-name="T6">O Apache Beam, previamente chamado de Google Cloud Dataflow antes da doação da Google à Apache, é um SDK utilizado para o processamentos em batches e streams de maneira unificada. </text:span></text:p>
      <text:p text:style-name="P9"><text:tab/><text:span text:style-name="T6">Sistemas de streaming de dados como o Spotify utilizam os dois modos de transmissão em massa de dados, e tê-los unificados num só SDK é de suma importância no auxílio ao desenvolvimento de aplicações. Como o SDK do Beam pe desenvolvido em Java, o Spotify optou por utilizar o Scio como API Scala, já que a linguagem Scala é compilada para a Java Virtual Machine.</text:span></text:p>
      <text:p text:style-name="P9"/>
      <text:h text:style-name="P5" text:outline-level="1">Apache Hadoop</text:h>
      <text:p text:style-name="P10"><text:tab/></text:p>
      <text:p text:style-name="P10"><text:tab/><text:span text:style-name="T7">O cluster do Spotify utiliza o Apache Hadoop como plataforma de computação distribuída. É uma plataforma baseada em Java com tolerância a falhas. Como já dito, o cluster do Spotify é um dos maiores da Europa. É um cluster de alto desempenho e disponibilidade, além de ser capaz de operar o balanceamento de carga.</text:span></text:p>
      <text:p text:style-name="P10"/>
      <text:p text:style-name="P10"><text:soft-page-break/><text:tab/><text:span text:style-name="T7">Isso significa que o cluster do Spotify não só é capaz de atender a milhões de usuários simultaneamente, com processamento de desempenho altíssimo, é também capaz de permanecer ativo por períodos longos e com o mínimo de falhas já expostas. Os 2500 nós são balanceados no quesito de distribuição de processamento. </text:span></text:p>
      <text:p text:style-name="P10"><text:tab/><text:span text:style-name="T7">Isso trás desvantagens no que concerne ao custo de manutenção: </text:span><text:span text:style-name="T8">foi reportado que o Spotify perdeu $2.2 milhões por dia em 2020</text:span><text:span text:style-name="T7">. O cluster, além disso, está localizado apenas na Europa, embora o Spotify esteja presente em praticamente todos os países do globo. Isso faz com que o bruto do processamento obtido pode ser mais otimizadamente acessado por países da Europa, apenas.</text:span></text:p>
      <text:p text:style-name="P11"/>
      <text:h text:style-name="P6" text:outline-level="1">Bibliografia</text:h>
      <text:p text:style-name="P12"/>
      <text:p text:style-name="P12"/>
      <text:p text:style-name="P13"><text:span text:style-name="T9">Big Data Processing at Spotify: The Road to Scio (Part 1)</text:span> &lt;<text:a xlink:type="simple" xlink:href="https://engineering.atspotify.com/2017/10/16/big-data-processing-at-spotify-the-road-to-scio-part-1/" text:style-name="Internet_20_link" text:visited-style-name="Visited_20_Internet_20_Link">https://engineering.atspotify.com/2017/10/16/big-data-processing-at-spotify-the-road-to-scio-part-1/</text:a>&gt; acessado em 23/01/2021</text:p>
      <text:p text:style-name="P13">Spotify lost the equivalent of $2.2m every day in 2020… as it spent over $1bn on sales and marketing in the year &lt;<text:a xlink:type="simple" xlink:href="https://www.musicbusinessworldwide.com/spotify-lost-the-equivalent-of-2-2m-every-day-in-2020-as-it-spent-over-1bn-on-sales-and-marketing-for-the-first-time/" text:style-name="Internet_20_link" text:visited-style-name="Visited_20_Internet_20_Link">https://www.musicbusinessworldwide.com/spotify-lost-the-equivalent-of-2-2m-every-day-in-2020-as-it-spent-over-1bn-on-sales-and-marketing-for-the-first-time/</text:a>&gt; acessado em 25/02/2021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Courier New" svg:font-family="'Courier New'" style:font-family-generic="roman" style:font-pitch="variable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2T09:04:01.412402203</meta:creation-date>
    <dc:date>2021-02-25T14:46:51.107495564</dc:date>
    <meta:editing-duration>PT3H43M58S</meta:editing-duration>
    <meta:editing-cycles>74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430" meta:character-count="2784" meta:non-whitespace-character-count="2355"/>
  </office:meta>
</office:document-meta>
</file>